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tyGenerator.compile( OActivity output , Activity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mptyGenerator.newInstance( Activity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